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9cm"/>
    </style:style>
    <style:style style:name="gr8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6.5pt"/>
    </style:style>
    <style:style style:name="P5" style:family="paragraph">
      <style:text-properties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style:text-position="sub 58%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Liberation Sans1" fo:font-size="18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style:text-position="sub 58%" fo:font-size="15pt" fo:font-weight="bold" style:font-size-asian="15pt" style:font-weight-asian="bold" style:font-size-complex="15pt" style:font-weight-complex="bold"/>
    </style:style>
    <style:style style:name="T7" style:family="text">
      <style:text-properties style:font-name="Liberation Sans1" fo:font-size="15pt" fo:font-weight="bold" style:font-name-asian="Liberation Sans1" style:font-size-asian="15pt" style:font-weight-asian="bold" style:font-name-complex="Liberation Sans1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0.31cm" svg:y1="3.553cm" svg:x2="20.975cm" svg:y2="3.552cm">
          <text:p/>
        </draw:line>
        <draw:line draw:style-name="gr1" draw:text-style-name="P1" draw:layer="layout" svg:x1="10.31cm" svg:y1="4.725cm" svg:x2="20.921cm" svg:y2="4.724cm">
          <text:p/>
        </draw:line>
        <draw:custom-shape draw:style-name="gr2" draw:text-style-name="P2" draw:layer="layout" svg:width="3.301cm" svg:height="1.936cm" svg:x="0.153cm" svg:y="3.127cm">
          <text:p text:style-name="P2"><text:span text:style-name="T1">Reco</text:span></text:p>
          <text:p text:style-name="P2"><text:span text:style-name="T1">Jet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cm" svg:height="1.936cm" svg:x="4.724cm" svg:y="3.127cm">
          <text:p text:style-name="P3"><text:span text:style-name="T2">Pile up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4" draw:text-style-name="P3" draw:layer="layout" svg:width="3.564cm" svg:height="1.936cm" svg:x="8.524cm" svg:y="3.129cm">
          <text:p text:style-name="P3"><text:span text:style-name="T2">MC (p</text:span><text:span text:style-name="T3">T</text:span><text:span text:style-name="T2">, </text:span><text:span text:style-name="T4">η</text:span><text:span text:style-name="T2">)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5" draw:text-style-name="P4" draw:layer="layout" svg:width="6.856cm" svg:height="1.936cm" svg:x="20.921cm" svg:y="3.127cm">
          <text:p text:style-name="P4"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0.921cm" svg:y1="4.118cm" svg:x2="27.777cm" svg:y2="4.118cm">
          <text:p/>
        </draw:line>
        <draw:frame draw:style-name="gr7" draw:text-style-name="P5" draw:layer="layout" svg:width="7.219cm" svg:height="1.189cm" svg:x="20.975cm" svg:y="3.127cm">
          <draw:text-box>
            <text:p text:style-name="P5"><text:span text:style-name="T2">Calibrated jets, data</text:span></text:p>
          </draw:text-box>
        </draw:frame>
        <draw:frame draw:style-name="gr7" draw:text-style-name="P5" draw:layer="layout" svg:width="7.016cm" svg:height="1.189cm" svg:x="20.975cm" svg:y="4.145cm">
          <draw:text-box>
            <text:p text:style-name="P5"><text:span text:style-name="T2">Calibrated jets, MC</text:span></text:p>
          </draw:text-box>
        </draw:frame>
        <draw:custom-shape draw:style-name="gr8" draw:text-style-name="P1" draw:layer="layout" svg:width="1.27cm" svg:height="0.432cm" svg:x="3.454cm" svg:y="3.9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6" draw:layer="layout" svg:width="3.809cm" svg:height="0.862cm" svg:x="12.142cm" svg:y="3.171cm">
          <text:p text:style-name="P6"><text:span text:style-name="T5">Absolute (p</text:span><text:span text:style-name="T6">T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809cm" svg:height="0.862cm" svg:x="16.24cm" svg:y="3.171cm">
          <text:p text:style-name="P6"><text:span text:style-name="T5">Relative (</text:span><text:span text:style-name="T7">η</text:span><text:span text:style-name="T5">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8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44cm" fo:text-indent="0cm"/>
      <style:text-properties fo:font-size="10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08cm" fo:text-indent="0cm"/>
      <style:text-properties fo:font-size="8.6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72cm" fo:text-indent="0cm"/>
      <style:text-properties fo:font-size="7.3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35cm" fo:text-indent="0cm"/>
      <style:text-properties fo:font-size="7.3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35cm" fo:text-indent="0cm"/>
      <style:text-properties fo:font-size="7.3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35cm" fo:text-indent="0cm"/>
      <style:text-properties fo:font-size="7.3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35cm" fo:text-indent="0cm"/>
      <style:text-properties fo:font-size="7.3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35cm" fo:text-indent="0cm"/>
      <style:text-properties fo:font-size="7.3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7.6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2.529cm" svg:x="1cm" svg:y="4.656cm"/>
      <draw:page-thumbnail draw:layer="backgroundobjects" svg:width="9.294cm" svg:height="2.529cm" svg:x="1cm" svg:y="12.704cm"/>
      <draw:page-thumbnail draw:layer="backgroundobjects" svg:width="9.294cm" svg:height="2.529cm" svg:x="1cm" svg:y="20.752cm"/>
      <draw:page-thumbnail draw:layer="backgroundobjects" svg:width="9.294cm" svg:height="2.529cm" svg:x="11.295cm" svg:y="4.656cm"/>
      <draw:page-thumbnail draw:layer="backgroundobjects" svg:width="9.294cm" svg:height="2.529cm" svg:x="11.295cm" svg:y="12.704cm"/>
      <draw:page-thumbnail draw:layer="backgroundobjects" svg:width="9.294cm" svg:height="2.529cm" svg:x="11.295cm" svg:y="20.752cm"/>
    </style:handout-master>
    <style:master-page style:name="Default" style:page-layout-name="PM1" draw:style-name="Mdp1">
      <draw:frame presentation:style-name="Default-title" draw:layer="backgroundobjects" svg:width="25.191cm" svg:height="1.272cm" svg:x="1.399cm" svg:y="0.303cm" presentation:class="title" presentation:placeholder="true">
        <draw:text-box/>
      </draw:frame>
      <draw:frame presentation:style-name="Default-outline1" draw:layer="backgroundobjects" svg:width="25.191cm" svg:height="4.419cm" svg:x="1.399cm" svg:y="1.782cm" presentation:class="outline" presentation:placeholder="true">
        <draw:text-box/>
      </draw:frame>
      <draw:frame presentation:style-name="Mpr1" draw:text-style-name="MP1" draw:layer="backgroundobjects" svg:width="6.521cm" svg:height="0.525cm" svg:x="1.399cm" svg:y="6.94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0.525cm" svg:x="9.572cm" svg:y="6.94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0.525cm" svg:x="20.069cm" svg:y="6.94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5T23:16:43.556081515</meta:creation-date>
    <dc:date>2015-05-05T23:39:48.395562979</dc:date>
    <meta:editing-duration>PT10M34S</meta:editing-duration>
    <meta:editing-cycles>5</meta:editing-cycles>
    <meta:generator>LibreOffice/4.2.8.2$Linux_X86_64 LibreOffice_project/420m0$Build-2</meta:generator>
    <meta:document-statistic meta:object-count="35"/>
  </office:meta>
</office:document-meta>
</file>